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B2000001F43BD51E3C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/>
    </style:style>
    <style:style style:name="P2" style:family="paragraph" style:parent-style-name="Standard">
      <style:paragraph-properties fo:text-align="start" style:justify-single-word="false"/>
      <style:text-properties style:text-position="0% 100%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/>
    </style:style>
    <style:style style:name="P4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11" style:data-style-name="N0">11</text:variable-set>: Density and Hydrostatics</text:p>
      <text:p text:style-name="P4"/>
      <text:list xml:id="list687022681" text:style-name="L1">
        <text:list-item>
          <text:p text:style-name="P3">A barber’s chair with a person sitting in it weighs 2100 N. <text:s/>The barber applies a force of 55N to the handle. If the chair-piston has a radius of 0.05 m, what is the radius of the handle’s cylinder?</text:p>
        </text:list-item>
      </text:list>
      <text:p text:style-name="P1"/>
      <text:p text:style-name="P1"/>
      <text:p text:style-name="P1"/>
      <text:p text:style-name="P1"/>
      <text:list xml:id="list913400272" text:continue-numbering="true" text:style-name="L1">
        <text:list-item>
          <text:p text:style-name="P3">Early cars used a hydraulic brake system. <text:s/>The brake pedal in one of these cars typically moved a distance of 7.5 cm. <text:s/>If a person pushed on the brake pedal with a force of 200 N, and the brakes applied a force of 10,000N to the car, what is the distance the brake-pads would have to move? </text:p>
        </text:list-item>
      </text:list>
      <text:p text:style-name="P1"/>
      <text:p text:style-name="P1"/>
      <text:p text:style-name="P1"/>
      <text:p text:style-name="P1"/>
      <text:p text:style-name="P1"/>
      <text:list xml:id="list1718350301" text:continue-numbering="true" text:style-name="L1">
        <text:list-item>
          <text:p text:style-name="P3"/>
        </text:list-item>
      </text:list>
      <text:p text:style-name="P1"/>
      <text:p text:style-name="P1"/>
      <text:list xml:id="list618613847" text:continue-numbering="true" text:style-name="L1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3299in" svg:y="-0.5098in" svg:width="0.7799in" svg:height="0.9in" draw:z-index="0"><draw:image xlink:href="Pictures/10000000000001B2000001F43BD51E3C.jpg" xlink:type="simple" xlink:show="embed" xlink:actuate="onLoad"/></draw:frame> <text:s text:c="11"/>Name: <text:tab/><text:tab/><text:date style:data-style-name="N37" text:date-value="2012-11-30T07:12:16" text:fixed="true">11/30/12</text:date></text:p>
      </style:header>
      <style:footer>
        <text:p text:style-name="Footer">2nd Nine Weeks<text:tab/><text:page-number text:select-page="current">1</text:page-number>/<text:page-count>1</text:page-count><text:tab/>Assignment <text:variable-get text:name="Assignment" style:data-style-name="N0">1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30T07:12:16</meta:creation-date>
    <meta:editing-duration>PT35M50S</meta:editing-duration>
    <meta:editing-cycles>16</meta:editing-cycles>
    <meta:generator>LibreOffice/3.5$Linux_X86_64 LibreOffice_project/350m1$Build-3</meta:generator>
    <dc:date>2012-12-05T07:23:47</dc:date>
    <meta:document-statistic meta:table-count="0" meta:image-count="1" meta:object-count="0" meta:page-count="1" meta:paragraph-count="5" meta:word-count="111" meta:character-count="592" meta:non-whitespace-character-count="470"/>
    <meta:user-defined meta:name="Info 1"/>
    <meta:user-defined meta:name="Info 2"/>
    <meta:user-defined meta:name="Info 3"/>
    <meta:user-defined meta:name="Info 4"/>
  </office:meta>
</office:document-meta>
</file>